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54ef41" officeooo:paragraph-rsid="0054ef41"/>
    </style:style>
    <style:style style:name="P2" style:family="paragraph" style:parent-style-name="Standard">
      <style:text-properties officeooo:rsid="0054ef41" officeooo:paragraph-rsid="0054ef41"/>
    </style:style>
    <style:style style:name="P3" style:family="paragraph" style:parent-style-name="Standard">
      <style:text-properties officeooo:rsid="0056d691" officeooo:paragraph-rsid="0056d691"/>
    </style:style>
    <style:style style:name="T1" style:family="text">
      <style:text-properties officeooo:rsid="005785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Uczenie się dockera</text:p>
      <text:p text:style-name="P3">-By mieć efekt polegający na tym że każdy kontener ma inne IP powinienem użyć czegoś takiego jak MACVLAN/IPVLAN<text:span text:style-name="T1">clea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22T18:34:30.339502809</dc:date>
    <meta:editing-duration>P1DT3H45M2S</meta:editing-duration>
    <meta:editing-cycles>49</meta:editing-cycles>
    <meta:document-statistic meta:table-count="0" meta:image-count="0" meta:object-count="0" meta:page-count="1" meta:paragraph-count="2" meta:word-count="21" meta:character-count="135" meta:non-whitespace-character-count="116"/>
  </office:meta>
</office:document-meta>
</file>